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1.7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1425in" svg:y="0.0394in">
            <draw:object draw:notify-on-update-of-ranges="Sheet1.A2:Sheet1.A5 Sheet1.A2:Sheet1.A5 Sheet1.C1:Sheet1.C1 Sheet1.C2:Sheet1.C5 Sheet1.A2:Sheet1.A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al Throughput (MB/s)</text:p>
          </table:table-cell>
          <table:table-cell office:value-type="string" calcext:value-type="string">
            <text:p>Linear Throughput (MB/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4*[.A2]/[.B2]*1024" office:value-type="float" office:value="80.3137254901961" calcext:value-type="float">
            <text:p>80.3137254901961</text:p>
          </table:table-cell>
          <table:table-cell office:value-type="float" office:value="80.3137254901961" calcext:value-type="float">
            <text:p>80.3137254901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7" calcext:value-type="float">
            <text:p>48.7</text:p>
          </table:table-cell>
          <table:table-cell table:formula="of:=4*[.A3]/[.B3]*1024" office:value-type="float" office:value="168.213552361396" calcext:value-type="float">
            <text:p>168.213552361396</text:p>
          </table:table-cell>
          <table:table-cell table:formula="of:=[.D2]*2" office:value-type="float" office:value="160.627450980392" calcext:value-type="float">
            <text:p>160.627450980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4" calcext:value-type="float">
            <text:p>50.4</text:p>
          </table:table-cell>
          <table:table-cell table:formula="of:=4*[.A4]/[.B4]*1024" office:value-type="float" office:value="325.079365079365" calcext:value-type="float">
            <text:p>325.079365079365</text:p>
          </table:table-cell>
          <table:table-cell table:formula="of:=[.D3]*2" office:value-type="float" office:value="321.254901960784" calcext:value-type="float">
            <text:p>321.254901960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.7" calcext:value-type="float">
            <text:p>55.7</text:p>
          </table:table-cell>
          <table:table-cell table:formula="of:=4*[.A5]/[.B5]*1024" office:value-type="float" office:value="588.294434470377" calcext:value-type="float">
            <text:p>588.294434470377</text:p>
          </table:table-cell>
          <table:table-cell table:formula="of:=[.D4]*2" office:value-type="float" office:value="642.509803921569" calcext:value-type="float">
            <text:p>642.509803921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23:06:45.1715569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28T10:50:13.876699302</meta:creation-date>
    <dc:date>2023-03-29T00:47:35.176977102</dc:date>
    <meta:editing-duration>PT1H36M32S</meta:editing-duration>
    <meta:editing-cycles>2</meta:editing-cycles>
    <meta:generator>LibreOffice/7.2.4.1$MacOSX_X86_64 LibreOffice_project/27d75539669ac387bb498e35313b970b7fe9c4f9</meta:generator>
    <meta:document-statistic meta:table-count="1" meta:cell-count="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0.588cm" svg:y="3.967cm" style:legend-expansion="high" chart:style-name="ch2"/>
        <chart:plot-area chart:style-name="ch3" table:cell-range-address="Sheet1.A2:Sheet1.A5 Sheet1.C1:Sheet1.D5" chart:data-source-has-labels="both" svg:x="1.321cm" svg:y="0.18cm" svg:width="8.947cm" svg:height="7.669cm">
          <chart:coordinate-region svg:x="2.179cm" svg:y="0.372cm" svg:width="7.986cm" svg:height="6.845cm"/>
          <chart:axis chart:dimension="x" chart:name="primary-x" chart:style-name="ch4" chartooo:axis-type="auto">
            <chart:title svg:x="4.984cm" svg:y="8.029cm" chart:style-name="ch5">
              <text:p># of nodes</text:p>
            </chart:title>
            <chart:categories table:cell-range-address="Sheet1.A2:Sheet1.A5"/>
          </chart:axis>
          <chart:axis chart:dimension="y" chart:name="primary-y" chart:style-name="ch6">
            <chart:title svg:x="0.451cm" svg:y="5.42cm" chart:style-name="ch7">
              <text:p>Throughput (MB/s)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scatter">
            <chart:domain table:cell-range-address="Sheet1.A2:Sheet1.A5"/>
            <chart:data-point chart:repeated="4"/>
          </chart:series>
          <chart:series chart:style-name="ch10" chart:values-cell-range-address="Sheet1.D2:Sheet1.D5" chart:label-cell-address="Sheet1.D1:Sheet1.D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 Throughput (MB/s)</text:p>
                <draw:g>
                  <svg:desc>Sheet1.C1:Sheet1.C1</svg:desc>
                </draw:g>
              </table:table-cell>
              <table:table-cell office:value-type="string">
                <text:p>Linear Throughput (MB/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80.3137254901961">
                <text:p>80.3137254901961</text:p>
                <draw:g>
                  <svg:desc>Sheet1.C2:Sheet1.C5</svg:desc>
                </draw:g>
              </table:table-cell>
              <table:table-cell office:value-type="float" office:value="80.3137254901961">
                <text:p>80.3137254901961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8.213552361396">
                <text:p>168.213552361396</text:p>
              </table:table-cell>
              <table:table-cell office:value-type="float" office:value="160.627450980392">
                <text:p>160.6274509803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5.079365079365">
                <text:p>325.079365079365</text:p>
              </table:table-cell>
              <table:table-cell office:value-type="float" office:value="321.254901960784">
                <text:p>321.2549019607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88.294434470377">
                <text:p>588.294434470377</text:p>
              </table:table-cell>
              <table:table-cell office:value-type="float" office:value="642.509803921569">
                <text:p>642.509803921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